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style:paragraph-properties fo:break-before="page"/>
      <style:text-properties fo:font-weight="bold" style:font-weight-asian="bold"/>
    </style:style>
    <style:style style:name="P16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style:font-name="Wingding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font-name="Calibri1" fo:font-size="11pt" style:text-underline-style="none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6eb879a2-1fdc-a427-c0e8-a4fab1c01b70"/><text:span text:style-name="T13">План-1 Три в ряд - основная механика</text:span> </text:p>
      <text:p text:style-name="P13">Описание документа.</text:p>
      <text:p text:style-name="P6">Мы будем выделять отдельные части проекта(игры), т.к. нельзя просто взять и сделать игру. А, нужно «кристаллизовать» процесс, т.е. разбить его на части, задачи и этапы.</text:p>
      <text:p text:style-name="P10"><text:tab/>Игра будет выглядеть как на скриншотах, я их сюда пока что не прицепил. Прицеплю как нить в следующих версиях, в т.ч. отдельные скриншоты для этапов…</text:p>
      <text:p text:style-name="P10"/>
      <text:p text:style-name="P10">Весь проект(игра) состоит из отдельных частей:</text:p>
      <text:p text:style-name="P6">- <text:span text:style-name="T6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);</text:p>
      <text:p text:style-name="P6">- <text:span text:style-name="T6">клиент. </text:span>Это та - самая игра которая открывается в браузере, когда мы заходим, например, в игру во вКонтакте.</text:p>
      <text:p text:style-name="P6">- <text:span text:style-name="T6">графика</text:span>. Тут понятно, мы должны понимать, что графика рисуется отдельно от программирования, тут всё просто вроде.</text:p>
      <text:p text:style-name="P6">- <text:span text:style-name="T6">бизнес-логика</text:span>. Т.е. её механизмы 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6">бизнес-логика</text:span>, от английского <text:span text:style-name="T7">business</text:span>-<text:span text:style-name="T7">logic</text:span> (дело и логика).</text:p>
      <text:p text:style-name="P10"/>
      <text:p text:style-name="P6">Далее будет описан <text:span text:style-name="T6">План, </text:span>в конце плана будет готовый продукт, которым можно пользоваться и радоваться.</text:p>
      <text:p text:style-name="P6">План мы разделим на этапы. <text:span text:style-name="T6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6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0"/>
      <text:p text:style-name="P10">Каждый этап будет описан в следующем виде.</text:p>
      <text:p text:style-name="P10">Этап №: <text:span text:style-name="T6">Название Этапа</text:span></text:p>
      <text:p text:style-name="P11">Результат:</text:p>
      <text:p text:style-name="P10">Конечный результат этапа. Что мы сможем увидеть, потрогать, потыкать…</text:p>
      <text:p text:style-name="P12">Задачи:</text:p>
      <text:p text:style-name="P10"><text:tab/><text:span text:style-name="T5">№ - </text:span><text:span text:style-name="T12">Название </text:span><text:span text:style-name="T5"><text:s/>задачи – описывает, что делаем</text:span>. <text:span text:style-name="T5">дата начала — дата завершения</text:span></text:p>
      <text:p text:style-name="P6">Тут описание - зачем делается эта задача, к чему мы придем и что получим, что можно будет увидеть, потыкать. <text:span text:style-name="T10">Каждая задача должна быть такой что бы её можно было сделать от 1 до 3 дней.</text:span></text:p>
      <text:p text:style-name="P9"><text:soft-page-break/>Этап 1. <text:span text:style-name="T6">Базовый функционал.</text:span></text:p>
      <text:p text:style-name="P6"><text:span text:style-name="T6">Результат: </text:span>результата внешне никакого<text:span text:style-name="T9"></text:span> пустой экран<text:span text:style-name="T9"></text:span> это всё программистская магия.<text:line-break/>Просто куча файлов с кодом <text:span text:style-name="T9"></text:span> Но всё это нужно для реализации дальнейших этапов.</text:p>
      <text:p text:style-name="P10"/>
      <text:p text:style-name="P12">Задачи:</text:p>
      <text:p text:style-name="P6">1 — <text:span text:style-name="T11">Установка базового кода </text:span><text:span text:style-name="T8">14.10.2017 - 19.10.2017</text:span></text:p>
      <text:p text:style-name="P6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6">2 — <text:span text:style-name="T5">Настройка базы данных 18.10.2017 — 19.10.2017</text:span></text:p>
      <text:p text:style-name="P6">Тут мы будем хранить данные пользователя, его очки, игровую валюту, <text:s/>и прочие данные.</text:p>
      <text:p text:style-name="P6">3 — Настройка приложения вконтакте. <text:span text:style-name="T5">17.10.2017 — 19.10.2017</text:span></text:p>
      <text:p text:style-name="P6">После этой настроки можно будет открыть приложение игры, это будет пустой экран, но в базе данных уже создатся аккаунт игрока, например дата его первого входа в игру!</text:p>
      <text:p text:style-name="P6">4 — Анимационый-спрайт. </text:p>
      <text:p text:style-name="P6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6">5 — Выплывающие диологовое окно.</text:p>
      <text:p text:style-name="P6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4">Этап 2. <text:span text:style-name="T6">Карта и путь</text:span></text:p>
      <text:p text:style-name="P6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1">Карта : картинка</text:span></text:p>
      <text:p text:style-name="P3">Тут появится картинка карты. Пока будет любая картинка, сами картинки будет рисоваться на других этапах; А так же возможность анимированых спрайтов -например птицы, облака <text:s/>и т.д.;</text:p>
      <text:p text:style-name="P4">2 — Карта: Листалка влево и вправо</text:p>
      <text:p text:style-name="P3">Появятся две стрелки слева по центру и справа по центру, можно листать картинки карт :)</text:p>
      <text:p text:style-name="P4">3 — Путь: отображение точек;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4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4">5 — Нажатие на точку;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4">Этап 3. <text:span text:style-name="T6">Игра</text:span></text:p>
      <text:p text:style-name="P6"><text:span text:style-name="T6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2">Игровое поле</text:span></text:p>
      <text:p text:style-name="P5">Мы увидим поле прямоугольной формы, 6 в длину и 4 в выосоту, пустое.</text:p>
      <text:p text:style-name="P6">2 — <text:span text:style-name="T12">Случайное заполнение</text:span></text:p>
      <text:p text:style-name="P5">На этот раз поле будет заполнено случаным образом камнями.</text:p>
      <text:p text:style-name="P6">3 — <text:span text:style-name="T12">Клик и двойной клик с обменом</text:span></text:p>
      <text:p text:style-name="P5">Можно будет кликнуть на камень, затем на второй и увидить анимацию обмена;</text:p>
      <text:p text:style-name="P6">4 — <text:span text:style-name="T12">Уничтожение линии</text:span></text:p>
      <text:p text:style-name="P5">При выполнении обмена, если получается линия горизонтальная или вертикальная длиной от 3 до 5, то мы её уничтожаем.</text:p>
      <text:p text:style-name="P6">5 — <text:span text:style-name="T12">Падение камней</text:span></text:p>
      <text:p text:style-name="P5">После уничожения линии, делаем падение камней заполняя пустые сверху, новыми случайными камнями.</text:p>
      <text:p text:style-name="P6">6 — <text:span text:style-name="T12">Цели: цвет - количество</text:span></text:p>
      <text:p text:style-name="P5">Перед игрой будет появляется окно с указанием вида цели, т. е. Цвета камня и кол-во которое необходимо собрать.</text:p>
      <text:p text:style-name="P5">7 — Индикатор ходов</text:p>
      <text:p text:style-name="P5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5">(заголовок, грустный смайл кол-во целей 11/20, кнопка (+10 жизней за 300 монет))</text:p>
      <text:p text:style-name="P5">8 — Индикатор целей</text:p>
      <text:p text:style-name="P5">Появится число обозначающие кол-во целей; По завершению целей игра завершеается;</text:p>
      <text:p text:style-name="P5">Появляется окно «Уровень пройден!»</text:p>
      <text:p text:style-name="P5"/>
      <text:p text:style-name="P5"/>
      <text:p text:style-name="P5"/>
      <text:p text:style-name="P14">Этап 4. <text:span text:style-name="T6">Сундуки</text:span></text:p>
      <text:p text:style-name="P6"><text:span text:style-name="T6">Результат: </text:span>При выиграши, будут начислятся звёзды на сундуках, сундуки будут открываться и выдавать призы.</text:p>
      <text:p text:style-name="P10"/>
      <text:p text:style-name="P12">Задачи:</text:p>
      <text:p text:style-name="P6">1 — <text:span text:style-name="T12">Информация на закрытом сундуке</text:span></text:p>
      <text:p text:style-name="P5">При нажатии на закрытый сундук будет появлясться окно «СУНДУК ЗАКРЫТ».</text:p>
      <text:p text:style-name="P5">2 — </text:p>
      <text:p text:style-name="P8"/>
      <text:p text:style-name="P6">Мы будем просто копировать игру «Сокровища пиратов» </text:p>
      <text:p text:style-name="P7">https://vk.com/app3882511?cid=false</text:p>
      <text:p text:style-name="P16"><text:tab/>В этом плане создадим основные механизмы игры, так что вся графика будет абстрактной.</text:p>
      <text:p text:style-name="P16"><text:tab/>Реализиция конкретной версии игры 3 в ряд будет в “Плане-2”</text:p>
      <text:p text:style-name="P16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6"/>
      <text:p text:style-name="P15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арионов Александр Федорович</meta:initial-creator>
    <dc:creator>Александр Ларионов</dc:creator>
    <meta:editing-cycles>1329</meta:editing-cycles>
    <meta:print-date>2014-11-19T10:06:00</meta:print-date>
    <meta:creation-date>2014-11-18T13:34:00</meta:creation-date>
    <dc:date>2017-10-19T10:40:25.05</dc:date>
    <meta:editing-duration>PT7H41M48S</meta:editing-duration>
    <meta:generator>OpenOffice/4.1.3$Win32 OpenOffice.org_project/413m1$Build-9783</meta:generator>
    <meta:document-statistic meta:table-count="0" meta:image-count="0" meta:object-count="0" meta:page-count="7" meta:paragraph-count="84" meta:word-count="981" meta:character-count="63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